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823"/>
    </style:style>
    <style:style style:name="P2" style:family="paragraph" style:parent-style-name="Standard">
      <style:text-properties officeooo:rsid="0009f823" officeooo:paragraph-rsid="0009f82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9f823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0f2540" officeooo:paragraph-rsid="000f2540" style:font-weight-asian="normal" style:font-weight-complex="normal"/>
    </style:style>
    <style:style style:name="P7" style:family="paragraph" style:parent-style-name="Standard">
      <style:text-properties fo:font-weight="normal" officeooo:rsid="0011155c" officeooo:paragraph-rsid="0011155c" style:font-weight-asian="normal" style:font-weight-complex="normal"/>
    </style:style>
    <style:style style:name="P8" style:family="paragraph" style:parent-style-name="Standard">
      <style:text-properties fo:font-weight="normal" officeooo:rsid="0013d44a" officeooo:paragraph-rsid="0013d44a" style:font-weight-asian="normal" style:font-weight-complex="normal"/>
    </style:style>
    <style:style style:name="P9" style:family="paragraph" style:parent-style-name="Standard">
      <style:text-properties officeooo:paragraph-rsid="0011155c"/>
    </style:style>
    <style:style style:name="P10" style:family="paragraph" style:parent-style-name="Standard">
      <style:text-properties officeooo:paragraph-rsid="0013d44a"/>
    </style:style>
    <style:style style:name="T1" style:family="text">
      <style:text-properties officeooo:rsid="0009f823"/>
    </style:style>
    <style:style style:name="T2" style:family="text">
      <style:text-properties officeooo:rsid="000f64b3"/>
    </style:style>
    <style:style style:name="T3" style:family="text">
      <style:text-properties officeooo:rsid="0013d44a"/>
    </style:style>
    <style:style style:name="T4" style:family="text">
      <style:text-properties officeooo:rsid="0016a10d"/>
    </style:style>
    <style:style style:name="T5" style:family="text">
      <style:text-properties officeooo:rsid="001785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ARTMENT OF MATHEMATICAL AND COMPUTATIONAL SCIENCES</text:p>
      <text:p text:style-name="P3">NATIONAL INSTITUTE OF TECHNOLOGY KARNATAKA, SURATHKAL</text:p>
      <text:p text:style-name="P3">MA611 – 4th Semester MCA 2024-2025</text:p>
      <text:p text:style-name="P3">DATABASE SYSTEMS LAB</text:p>
      <text:p text:style-name="P3"/>
      <text:p text:style-name="P3">Assignment-6</text:p>
      <text:p text:style-name="P3">1. Create the following tables with the following attributes and constraints on them.</text:p>
      <text:p text:style-name="P3">a. Employee (Fname, mname, lname, Ssn, Bdate, address, gender, salary, Super_Ssn,</text:p>
      <text:p text:style-name="P3">Dept_num)</text:p>
      <text:p text:style-name="P3">Lname, Ssn, Dept_num should be not null</text:p>
      <text:p text:style-name="Standard"/>
      <text:p text:style-name="Standard">SQL&gt; CREATE TABLE employee(</text:p>
      <text:p text:style-name="Standard"><text:s text:c="2"/>2 <text:s text:c="4"/>fname <text:s text:c="2"/>VARCHAR(10),</text:p>
      <text:p text:style-name="Standard"><text:s text:c="2"/>3 <text:s text:c="4"/>mname <text:s text:c="2"/>VARCHAR(10),</text:p>
      <text:p text:style-name="Standard"><text:s text:c="2"/>4 <text:s text:c="4"/>lname <text:s text:c="2"/>VARCHAR(10) NOT NULL,</text:p>
      <text:p text:style-name="Standard"><text:s text:c="2"/>5 <text:s text:c="4"/>ssn <text:s text:c="4"/>NUMERIC(10,0) NOT NULL,</text:p>
      <text:p text:style-name="Standard"><text:s text:c="2"/>6 <text:s text:c="4"/>bdate <text:s text:c="2"/>DATE,</text:p>
      <text:p text:style-name="Standard"><text:s text:c="2"/>7 <text:s text:c="4"/>address <text:s/>VARCHAR(20),</text:p>
      <text:p text:style-name="Standard"><text:s text:c="2"/>8 <text:s text:c="4"/>gender <text:s text:c="2"/>VARCHAR(6) CHECK (gender IN('Male','Female')),</text:p>
      <text:p text:style-name="Standard"><text:s text:c="2"/>9 <text:s text:c="4"/>salary <text:s text:c="2"/>NUMERIC(10,2),</text:p>
      <text:p text:style-name="Standard"><text:s/>10 <text:s text:c="4"/>super_ssn <text:s/>NUMERIC(10,0),</text:p>
      <text:p text:style-name="P10"><text:s/>11 <text:s text:c="3"/>dept_n<text:span text:style-name="T3">um</text:span> <text:s/><text:span text:style-name="T3">NUMERIC(8,0) </text:span><text:s/>NOT NULL</text:p>
      <text:p text:style-name="Standard"><text:s/>12 <text:s/>);</text:p>
      <text:p text:style-name="Standard"/>
      <text:p text:style-name="P3"/>
      <text:p text:style-name="P3">b. Department (Dept_num, Dept_name, Mgr_Ssn, Mgr_startdate)</text:p>
      <text:p text:style-name="P3">Dept_name should be unique</text:p>
      <text:p text:style-name="P3"/>
      <text:p text:style-name="Standard">CREATE TABLE department2(</text:p>
      <text:p text:style-name="Standard">dept_num <text:s text:c="2"/>NUMERIC(8,0) PRIMARY KEY,</text:p>
      <text:p text:style-name="P9">dept_name <text:s/>VARCHAR(10) ; <text:span text:style-name="T1">UNIQUE,</text:span></text:p>
      <text:p text:style-name="Standard">mgr_ssn NUMERIC(10,0);</text:p>
      <text:p text:style-name="Standard">mgr_startdate DATE</text:p>
      <text:p text:style-name="P2">);</text:p>
      <text:p text:style-name="Standard"/>
      <text:p text:style-name="Standard"/>
      <text:p text:style-name="P3">c. Department_locations (Dept_num, location)</text:p>
      <text:p text:style-name="P3">Dept_num and location both are primary key</text:p>
      <text:p text:style-name="P3">Dept_num is foreign key</text:p>
      <text:p text:style-name="Standard"/>
      <text:p text:style-name="Standard">SQL&gt; CREATE TABLE department_locations(</text:p>
      <text:p text:style-name="Standard"><text:s text:c="2"/>2 <text:s text:c="4"/>dept_num <text:s text:c="3"/>NUMERIC(8,0) REFERENCES department2 ON DELETE SET NULL,</text:p>
      <text:p text:style-name="Standard"><text:s text:c="2"/>3 <text:s text:c="4"/>location <text:s text:c="3"/>VARCHAR(12),</text:p>
      <text:p text:style-name="Standard"><text:s text:c="2"/>4 <text:s text:c="4"/>PRIMARY KEY (dept_num, location)</text:p>
      <text:p text:style-name="Standard"><text:s text:c="2"/>5 <text:s/>);</text:p>
      <text:p text:style-name="Standard"/>
      <text:p text:style-name="P3"/>
      <text:p text:style-name="P3">d. Project (Proj_num, Proj_name, Proj_location, Dept_num)</text:p>
      <text:p text:style-name="Standard"/>
      <text:p text:style-name="Standard">SQL&gt; CREATE TABLE project(</text:p>
      <text:p text:style-name="Standard"><text:s text:c="2"/>2 <text:s text:c="5"/>proj_num <text:s text:c="2"/>NUMERIC(10,0) PRIMARY KEY,</text:p>
      <text:p text:style-name="Standard"><text:s text:c="2"/>3 <text:s text:c="5"/>proj_name <text:s/>VARCHAR(15),</text:p>
      <text:p text:style-name="Standard"><text:soft-page-break/><text:s text:c="2"/>4 <text:s text:c="5"/>proj_location <text:s text:c="2"/>VARCHAR(12),</text:p>
      <text:p text:style-name="Standard"><text:s text:c="2"/>5 <text:s text:c="5"/>dept_num <text:s text:c="2"/>NUMERIC(8,0)</text:p>
      <text:p text:style-name="Standard"><text:s text:c="2"/>6 <text:s/>);</text:p>
      <text:p text:style-name="Standard"/>
      <text:p text:style-name="Standard"/>
      <text:p text:style-name="Standard"/>
      <text:p text:style-name="P3">e. Employee_Project (Ssn, Proj_num, Hours)</text:p>
      <text:p text:style-name="Standard"/>
      <text:p text:style-name="Standard">SQL&gt; CREATE TABLE employee_project(</text:p>
      <text:p text:style-name="Standard"><text:s text:c="2"/>2 <text:s text:c="5"/>ssn <text:s text:c="2"/>NUMERIC(10,0),</text:p>
      <text:p text:style-name="Standard"><text:s text:c="2"/>3 <text:s text:c="5"/>proj_num <text:s/>NUMERIC(10,0),</text:p>
      <text:p text:style-name="Standard"><text:s text:c="2"/>4 <text:s text:c="5"/>hours <text:s text:c="3"/>NUMERIC(3,0)</text:p>
      <text:p text:style-name="Standard"><text:s text:c="2"/>5 <text:s/>);</text:p>
      <text:p text:style-name="Standard"/>
      <text:p text:style-name="P3">f. Dependent (Ssn, Dept_name, gender, bdate, relationship)</text:p>
      <text:p text:style-name="Standard"/>
      <text:p text:style-name="Standard">SQL&gt; CREATE TABLE dependent(</text:p>
      <text:p text:style-name="Standard"><text:s text:c="2"/>2 <text:s text:c="4"/>ssn <text:s text:c="2"/>NUMERIC(10),</text:p>
      <text:p text:style-name="Standard"><text:s text:c="2"/>3 <text:s text:c="4"/>dept_name <text:s/>VARCHAR(10), <text:s/></text:p>
      <text:p text:style-name="Standard"><text:s text:c="2"/>4 <text:s text:c="4"/>gender <text:s text:c="2"/>VARCHAR(6) CHECK (gender IN ('Male', 'Female')),</text:p>
      <text:p text:style-name="Standard"><text:s text:c="2"/>5 <text:s text:c="4"/>bdate <text:s text:c="3"/>DATE,</text:p>
      <text:p text:style-name="Standard"><text:s text:c="2"/>6 <text:s text:c="4"/>relationship <text:s/>VARCHAR(10)</text:p>
      <text:p text:style-name="Standard"><text:s text:c="2"/>7 <text:s/>);</text:p>
      <text:p text:style-name="Standard"/>
      <text:p text:style-name="P3">2. Add two column blood group and hobbies to employee table.</text:p>
      <text:p text:style-name="Standard"/>
      <text:p text:style-name="Standard">SQL&gt; ALTER TABLE employee</text:p>
      <text:p text:style-name="Standard"><text:s text:c="2"/>2 <text:s/>ADD blood_group VARCHAR(2);</text:p>
      <text:p text:style-name="Standard"/>
      <text:p text:style-name="Standard">Table altered.</text:p>
      <text:p text:style-name="Standard"/>
      <text:p text:style-name="Standard">SQL&gt; ALTER TABLE employee</text:p>
      <text:p text:style-name="Standard"><text:s text:c="2"/>2 <text:s/>ADD hobbies VARCHAR(8);</text:p>
      <text:p text:style-name="Standard"/>
      <text:p text:style-name="Standard"/>
      <text:p text:style-name="P3">3. Increase the size of column blood group to 15 to the employee table.</text:p>
      <text:p text:style-name="Standard"/>
      <text:p text:style-name="Standard">SQL&gt; ALTER TABLE employee</text:p>
      <text:p text:style-name="Standard"><text:s text:c="2"/>2 <text:s/>MODIFY blood_group VARCHAR(15);</text:p>
      <text:p text:style-name="Standard"/>
      <text:p text:style-name="Standard"/>
      <text:p text:style-name="P3">4. Drop column hobbies from the employee table.</text:p>
      <text:p text:style-name="Standard"/>
      <text:p text:style-name="Standard">SQL&gt; ALTER TABLE employee</text:p>
      <text:p text:style-name="Standard"><text:s text:c="2"/>2 <text:s/>DROP COLUMN hobbies;</text:p>
      <text:p text:style-name="Standard"/>
      <text:p text:style-name="Standard">Table altered.</text:p>
      <text:p text:style-name="Standard"/>
      <text:p text:style-name="P3">5. Rename Employee Table to Employee_details.</text:p>
      <text:p text:style-name="Standard"/>
      <text:p text:style-name="Standard">SQL&gt; ALTER TABLE employee </text:p>
      <text:p text:style-name="Standard"><text:s text:c="2"/>2 <text:s/>RENAME TO employee_details;</text:p>
      <text:p text:style-name="Standard"><text:soft-page-break/></text:p>
      <text:p text:style-name="Standard">Table altered.</text:p>
      <text:p text:style-name="Standard"/>
      <text:p text:style-name="P3">6. Insert atleast five records in each table.</text:p>
      <text:p text:style-name="Standard"/>
      <text:p text:style-name="Standard"/>
      <text:p text:style-name="Standard"/>
      <text:p text:style-name="P3">7. Give 1000 rupees bonus to each employee.</text:p>
      <text:p text:style-name="Standard"/>
      <text:p text:style-name="Standard">SQL&gt; UPDATE employee </text:p>
      <text:p text:style-name="Standard"><text:s text:c="2"/>2 <text:s/>SET salary = salary + 1000;</text:p>
      <text:p text:style-name="Standard"/>
      <text:p text:style-name="Standard"/>
      <text:p text:style-name="P3">8. Increase the salary of the employees having salary &lt;5000 by 500 rupees.</text:p>
      <text:p text:style-name="Standard"/>
      <text:p text:style-name="Standard">SQL&gt; UPDATE employee</text:p>
      <text:p text:style-name="Standard"><text:s text:c="2"/>2 <text:s/>SET salary = salary + 500</text:p>
      <text:p text:style-name="Standard"><text:s text:c="2"/>3 <text:s/>WHERE salary &lt; 5000;</text:p>
      <text:p text:style-name="Standard"/>
      <text:p text:style-name="P3">9. Give 100 rupees bonus to employees having salary less than 10000 rupees and birth date</text:p>
      <text:p text:style-name="P4">before 1990.</text:p>
      <text:p text:style-name="P1"/>
      <text:p text:style-name="P1">SQL&gt; UPDATE employee </text:p>
      <text:p text:style-name="P1"><text:s text:c="2"/>2 <text:s/>SET salary = salary + 100</text:p>
      <text:p text:style-name="P1"><text:s text:c="2"/>3 <text:s/>WHERE bdate &lt; '01-jan-1990';</text:p>
      <text:p text:style-name="P1"/>
      <text:p text:style-name="P1"/>
      <text:p text:style-name="P3">10. Give 100 rupees bonus to employees having salary less than 10000 rupees or birth date</text:p>
      <text:p text:style-name="P3">before 1990.</text:p>
      <text:p text:style-name="Standard"/>
      <text:p text:style-name="Standard"/>
      <text:p text:style-name="Standard"/>
      <text:p text:style-name="P3">11. Give 100 rupees bonus to employees having salary between 1000 to 5000 rupees and birth</text:p>
      <text:p text:style-name="P3">date before 1990.</text:p>
      <text:p text:style-name="P3"/>
      <text:p text:style-name="Standard">SQL&gt; UPDATE employee</text:p>
      <text:p text:style-name="Standard"><text:s text:c="2"/>2 <text:s/>SET salary = salary + 100</text:p>
      <text:p text:style-name="Standard"><text:s text:c="2"/>3 <text:s/>WHERE (salary BETWEEN 1000 AND 5000) AND bdate &lt; '01-jan-1990'; </text:p>
      <text:p text:style-name="Standard"/>
      <text:p text:style-name="P3">12. Give 100 rupees bonus to employees having salary <text:span text:style-name="T2">is </text:span>1000, 3000 and 5000 rupees.</text:p>
      <text:p text:style-name="P3"/>
      <text:p text:style-name="P3"/>
      <text:p text:style-name="Standard"/>
      <text:p text:style-name="P3">13. Update phone number with 0000 where NULL.</text:p>
      <text:p text:style-name="P3"/>
      <text:p text:style-name="P3"/>
      <text:p text:style-name="P3"/>
      <text:p text:style-name="P3">14. Give 100 rupees bonus to employees having salary not between 1000 to 5000 rupees and</text:p>
      <text:p text:style-name="P3">birth date before 1990.</text:p>
      <text:p text:style-name="P3"/>
      <text:p text:style-name="P3"/>
      <text:p text:style-name="P3">15. Give 100 rupees bonus to employees having salary between 1000, 3000 and 5000 rupees.</text:p>
      <text:p text:style-name="P3"><text:soft-page-break/></text:p>
      <text:p text:style-name="P5">SQL&gt; UPDATE employee</text:p>
      <text:p text:style-name="P5"><text:s text:c="2"/>2 <text:s/>SET salary = salary + 100</text:p>
      <text:p text:style-name="P5"><text:s text:c="2"/>3 <text:s/>WHERE bdate &lt; '01-jan-1990' AND (salary NOT BETWEEN 1000 AND 5000);</text:p>
      <text:p text:style-name="P3"/>
      <text:p text:style-name="P3">16. Delete from employee the rows having bdate less than 1970.</text:p>
      <text:p text:style-name="P3"/>
      <text:p text:style-name="P5">SQL&gt; DELETE FROM employee </text:p>
      <text:p text:style-name="P5"><text:s text:c="2"/>2 <text:s/>WHERE bdate &lt; '1-jan-1970';</text:p>
      <text:p text:style-name="P3"/>
      <text:p text:style-name="P3">17. List the name and age of all employees.</text:p>
      <text:p text:style-name="P3"/>
      <text:p text:style-name="P5">SQL&gt; SELECT fname, lname, 2025-EXTRACT(YEAR FROM bdate) AS age FROM employee;</text:p>
      <text:p text:style-name="P3"/>
      <text:p text:style-name="P3">18. Display the salaries offered to the employees.</text:p>
      <text:p text:style-name="P3"/>
      <text:p text:style-name="P5">SELECT salary FROM employee;</text:p>
      <text:p text:style-name="P5"/>
      <text:p text:style-name="P3"/>
      <text:p text:style-name="P3">19. List the Bdate and Salary of Employee ‘Smith’.</text:p>
      <text:p text:style-name="P3"/>
      <text:p text:style-name="P6">SQL&gt; SELECT <text:s/>fname, lname, salary,bdate FROM employee</text:p>
      <text:p text:style-name="P6"><text:s text:c="2"/>2 <text:s/>WHERE fname = 'Smith';</text:p>
      <text:p text:style-name="P3"/>
      <text:p text:style-name="P3">20. Find the location of Project ‘SUPER’.</text:p>
      <text:p text:style-name="P3"/>
      <text:p text:style-name="P5">SQL&gt; SELECT dept_name, department2.dept_num, location FROM department2</text:p>
      <text:p text:style-name="P5"><text:s text:c="2"/>2 <text:s/>JOIN department_locations ON department_locations.dept_num = department2.dept_num</text:p>
      <text:p text:style-name="P5"><text:s text:c="2"/>3 <text:s/>WHERE dept_name = 'Super';</text:p>
      <text:p text:style-name="P3"/>
      <text:p text:style-name="P3">21. Find the dependent details of Employee with Ssn number 482928.</text:p>
      <text:p text:style-name="P3"/>
      <text:p text:style-name="P7">SQL&gt; SELECT * FROM dependent </text:p>
      <text:p text:style-name="P7"><text:s text:c="2"/>2 <text:s/>WHERE ssn = 482928;</text:p>
      <text:p text:style-name="P3"/>
      <text:p text:style-name="P3">22. List the employees having salary &gt; 2000 and bdate before 1/1/1990.</text:p>
      <text:p text:style-name="P3"/>
      <text:p text:style-name="P5">SQL&gt; SELECT fname, lname, bdate, salary FROM employee</text:p>
      <text:p text:style-name="P5"><text:s text:c="2"/>2 <text:s/>WHERE salary &gt; 2000 AND bdate &lt; '1-january-1990';</text:p>
      <text:p text:style-name="P5"/>
      <text:p text:style-name="P3"/>
      <text:p text:style-name="P3">23. List the employees belonging to dept_num 1.</text:p>
      <text:p text:style-name="P3"/>
      <text:p text:style-name="P5"/>
      <text:p text:style-name="P5">SQL&gt; SELECT * FROM employee</text:p>
      <text:p text:style-name="P5"><text:s text:c="2"/>2 <text:s/>WHERE dept_num = 1;</text:p>
      <text:p text:style-name="P3"/>
      <text:p text:style-name="P3">24. List the project details of dept_num 5.</text:p>
      <text:p text:style-name="P3"/>
      <text:p text:style-name="P8">SELECT * FROM project WHERE dept_num = 5;</text:p>
      <text:p text:style-name="P3"/>
      <text:p text:style-name="P3">25. List the employee details with their department name.</text:p>
      <text:p text:style-name="P5"><text:soft-page-break/>SQL&gt; SELECT fname, employee.dept_num, dept_name FROM employee</text:p>
      <text:p text:style-name="P5"><text:s text:c="2"/>2 <text:s/>JOIN department2 ON employee.dept_num = department2.dept_num;</text:p>
      <text:p text:style-name="P3"/>
      <text:p text:style-name="P3"/>
      <text:p text:style-name="P3">26. List the employee details with their project names.</text:p>
      <text:p text:style-name="P3"/>
      <text:p text:style-name="P5"><text:span text:style-name="T4">SQ</text:span>L&gt; SELECT fname, ssn, proj_num, hours FROM employee</text:p>
      <text:p text:style-name="P5"><text:s text:c="2"/>2 <text:s/>NATURAL JOIN employee_project;</text:p>
      <text:p text:style-name="P3"/>
      <text:p text:style-name="P3">27. List the employees belonging to Marketing department.</text:p>
      <text:p text:style-name="P3"/>
      <text:p text:style-name="P5">SQL&gt; SELECT fname, ssn, dept_num, dept_name FROM employee</text:p>
      <text:p text:style-name="P5"><text:s text:c="2"/>2 <text:s/>NATURAL JOIN department2</text:p>
      <text:p text:style-name="P5"><text:s text:c="2"/>3 <text:s/>WHERE dept_name = 'Marketing';</text:p>
      <text:p text:style-name="P5"/>
      <text:p text:style-name="P3">28. List the project details belonging of Sales department.</text:p>
      <text:p text:style-name="P3"/>
      <text:p text:style-name="P5">SQL&gt; SELECT proj_name, proj_location, dept_num, dept_name FROM project</text:p>
      <text:p text:style-name="P5"><text:s text:c="2"/>2 <text:s/>NATURAL JOIN department2</text:p>
      <text:p text:style-name="P5"><text:s text:c="2"/>3 <text:s/>WHERE dept_name = 'Sales';</text:p>
      <text:p text:style-name="P3"/>
      <text:p text:style-name="P3"/>
      <text:p text:style-name="P3">29. List the dependent details of employee ‘Smith’.</text:p>
      <text:p text:style-name="P3"/>
      <text:p text:style-name="P5">SQL&gt; SELECT dependent.ssn, dept_name, dependent.gender, dependent.bdate, relationship FROM dependent</text:p>
      <text:p text:style-name="P5"><text:s text:c="2"/>2 <text:s/>JOIN employee ON dependent.ssn = employee.ssn</text:p>
      <text:p text:style-name="P5"><text:s text:c="2"/>3 <text:s/>WHERE fname = 'Smith';</text:p>
      <text:p text:style-name="P3"/>
      <text:p text:style-name="P3">30. List the various locations of ‘Marketing’ department.</text:p>
      <text:p text:style-name="P3"/>
      <text:p text:style-name="P5">SQL&gt; SELECT dept_num, dept_name, location FROM department</text:p>
      <text:p text:style-name="P5"><text:s text:c="2"/>2 <text:s/>NATURAL JOIN department_locations</text:p>
      <text:p text:style-name="P5"><text:s text:c="2"/>3 <text:s/>WHERE dept_name = 'Marketing';</text:p>
      <text:p text:style-name="P5"/>
      <text:p text:style-name="P3"/>
      <text:p text:style-name="P3">31. List the employees going to ‘Surathkal’ branch.</text:p>
      <text:p text:style-name="P3"/>
      <text:p text:style-name="P5"/>
      <text:p text:style-name="P3"/>
      <text:p text:style-name="P3">32. List the employees in the descending order of their salary.</text:p>
      <text:p text:style-name="P3"/>
      <text:p text:style-name="P5">SQL&gt; SELECT fname, salary FROM employee</text:p>
      <text:p text:style-name="P5"><text:s text:c="2"/>2 <text:s/>ORDER BY salary DESC;</text:p>
      <text:p text:style-name="P3"/>
      <text:p text:style-name="P3">33. List the dependents in the descending order of their names.</text:p>
      <text:p text:style-name="P5"/>
      <text:p text:style-name="P5">SQL&gt; SELECT * FROM dependent</text:p>
      <text:p text:style-name="P5"><text:s text:c="2"/>2 <text:s/>ORDER BY dept_name DES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08:19.920482819</meta:creation-date>
    <dc:date>2025-03-26T16:40:48.518592561</dc:date>
    <meta:editing-duration>PT29M5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157" meta:word-count="933" meta:character-count="6332" meta:non-whitespace-character-count="5228"/>
  </office:meta>
</office:document-meta>
</file>